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2.663cm"/>
    </style:style>
    <style:style style:name="co10" style:family="table-column">
      <style:table-column-properties fo:break-before="auto" style:column-width="0.68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4.396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ilOct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principal</text:p>
          </table:table-cell>
          <table:table-cell table:style-name="ce4" office:value-type="string" calcext:value-type="string">
            <text:p>numero</text:p>
          </table:table-cell>
          <table:table-cell table:style-name="ce4" office:value-type="string" calcext:value-type="string">
            <text:p>repetition</text:p>
          </table:table-cell>
          <table:table-cell table:style-name="ce4" office:value-type="string" calcext:value-type="string">
            <text:p>type_voie</text:p>
          </table:table-cell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ategori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nombre_logements</text:p>
          </table:table-cell>
          <table:table-cell table:style-name="ce4" office:value-type="string" calcext:value-type="string">
            <text:p>actualité</text:p>
          </table:table-cell>
          <table:table-cell table:style-name="ce6" office:value-type="string" calcext:value-type="string">
            <text:p>commentaire</text:p>
          </table:table-cell>
          <table:table-cell table:style-name="ce4" office:value-type="string" calcext:value-type="string">
            <text:p>fid</text:p>
          </table:table-cell>
          <table:table-cell table:style-name="ce4" office:value-type="string" calcext:value-type="string">
            <text:p>nom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DI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DI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CARNO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CARNO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CHARLES FERDINAN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rrêté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EGALIT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UNI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suite division de parcelle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N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N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7" calcext:value-type="float">
            <text:p>27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BREU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38" calcext:value-type="float">
            <text:p>38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U MAL DE LATTRE DE TASSIGN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etat de travaux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POTAGE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48" calcext:value-type="float">
            <text:p>4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1" calcext:value-type="float">
            <text:p>5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3" calcext:value-type="float">
            <text:p>5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03" calcext:value-type="float">
            <text:p>10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DOUARD VAILLAN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onstruction finie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RERES DART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RERES DART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JEAN JAUR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2" calcext:value-type="float">
            <text:p>2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79" calcext:value-type="float">
            <text:p>7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OUIS AUGUSTE BLANQU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OEMI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centre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L'AVIATI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travaux termi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REGA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VILLA JEANNETT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double 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TREMEUG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S CINQ ORM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achèvem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S CINQ ORM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e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Pb 2 EA et <text:s/>verif travaux</text:p>
          </table:table-cell>
          <table:table-cell table:style-name="ce1" office:value-type="string" calcext:value-type="string">
            <text:p>tr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périmer EA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CYCL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habitable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MMANUEL FAIRO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U 23 B01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13" calcext:value-type="float">
            <text:p>113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de surelevation ? Changer juste l’EA si travaux terminés.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36" calcext:value-type="float">
            <text:p>136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vérifier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64" calcext:value-type="float">
            <text:p>164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HENRI BARBUS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vérifier début travaux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ARCEL SEMBA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RAC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 abandonn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40" calcext:value-type="float">
            <text:p>40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HERE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commencés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st</text:p>
          </table:table-cell>
        </table:table-row>
        <table:table-row table:style-name="ro2">
          <table:table-cell table:style-name="ce1" office:value-type="string" calcext:value-type="string">
            <text:p>O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MEAUX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11/04/2023: idem¶MAIRIE 30/03/2022: idem¶MAIRIE 03/03/2021: <text:s/>maison 2 étages construite fenêtres posées pas de nom sur la boite aux lettres travaux en cours¶INSEE 15/02/2021: Suite contrôles PC vu photo maison bien avancée sur google maps (image oct 2020). Vu 2PB+1TH merci de vérifier sur terrain si logement habitable. ¶INSEE 05/09/2019: EA créée remplace EA existante ? <text:s/>Destruction ancien bâti ? <text:s/>Si oui, merci d’effectuer les modifications (sans oublier de périmer l’ancienne EA).¶MAIRIE 19/06/2020: <text:s/>maison 2 étages en constructio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54" calcext:value-type="float">
            <text:p>5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MEAUX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INSEE 03/08/2023: Une EA existe déjà à cette adresse. Le permis indique la création d'une extension et de 2 logements. ¶Faut-il modifier le nombre de logement de l’EA existante, une fois les travaux terminés ? Faut-il modifier l'adresse de la nouvelle EA et conserver l'ancienne ? Merci de faire les modifications nécessaires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4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E VERSAILL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MAIRIE 11/04/2023: idem¶MAIRIE 09/12/2022: idem¶MAIRIE 19/05/2022: idem¶MAIRIE 03/03/2021: <text:s/>¶INSEE 23/02/2018: <text:s/>Vérifier l'actualité et le positionnement de l'EA¶MAIRIE 21/06/2018: <text:s/>Travaux pas encore commencés. L'emplacement est correcte sur la carte, terrain d'angle situé 1 r de Versailles et 27 av. H. Varagnat.¶MAIRIE 04/04/2019: J'ai vu le propriétaire qui habite dans le pavillon du 1 r Versailles/27 av. H Varagnat (le n° 1 n'est pas affiché et il n'y a pas véritablement d'entrée dans la rue de Versailles). Les travaux ne sont pas encore commencés pour des problèmes de finances. Le PC est affiché mais effacé.¶MAIRIE 19/06/2020: <text:s/>demande de prolongation de PC travaux vont bientôt démarrer.¶¶PC9301016B0069T01 travaux <text:s/>n'ont pas démarrer mais beaucoup de matériel stocké ( plaques isolation)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26" calcext:value-type="float">
            <text:p>2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BON AIR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28/02/2023: terrain en longueur, pas d'accès, parpaings dans zone non cadastrée. ¶INSEE 06/09/2022: EAAC 1er flux 22-23 PC autorisé pour la construction d'une maison individuelle.¶Il existe déjà une EA à la même adresse que devient-elle.¶Avant de rendre habitable merci de vérifier l'adresse exacte attribuée à cette maison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rd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ORE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non commencés à vérifi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 LA JARDINIE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 LA VILLAGEOIS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QUATRE SEPTEMB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ux non commencés à vérifi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6">
          <table:table-cell table:style-name="ce1" office:value-type="string" calcext:value-type="string">
            <text:p>O</text:p>
          </table:table-cell>
          <table:table-cell table:style-name="ce1" office:value-type="float" office:value="49" calcext:value-type="float">
            <text:p>4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U QUATRE SEPTEMBR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 non commencés à vérifie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ONTA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squat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FONTAIN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7">
          <table:table-cell table:style-name="ce1" office:value-type="string" calcext:value-type="string">
            <text:p>O</text:p>
          </table:table-cell>
          <table:table-cell table:style-name="ce1" office:value-type="float" office:value="14" calcext:value-type="float">
            <text:p>14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LUCIEN CHAPELAI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7">
          <table:table-cell table:style-name="ce1" office:value-type="string" calcext:value-type="string">
            <text:p>O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MARX DORMO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travaux ?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nord est</text:p>
          </table:table-cell>
        </table:table-row>
        <table:table-row table:style-name="ro8">
          <table:table-cell table:style-name="ce1" office:value-type="string" calcext:value-type="string">
            <text:p>O</text:p>
          </table:table-cell>
          <table:table-cell table:style-name="ce1" office:value-type="float" office:value="25" calcext:value-type="float">
            <text:p>2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DE L'ES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ositionnement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8">
          <table:table-cell table:style-name="ce1" office:value-type="string" calcext:value-type="string">
            <text:p>O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DE LA MARE A LA VEUV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ositionnement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6">
          <table:table-cell table:style-name="ce1" office:value-type="string" calcext:value-type="string">
            <text:p>O</text:p>
          </table:table-cell>
          <table:table-cell table:style-name="ce1" office:value-type="float" office:value="23" calcext:value-type="float">
            <text:p>23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DE LA MARE A LA VEUVE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MAIRIE 19/06/2023: effectivement, il y a une construction avec ce numéro de permis mais plutôt sur la parcelle BF0261¶MAIRIE 28/03/2023: le logement est 26 rue joe carman. il s'agit d'un accès secondaire.modif faite au niveau de l'accès principal hors liste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6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DES HETRES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érimer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6">
          <table:table-cell table:style-name="ce1" office:value-type="string" calcext:value-type="string">
            <text:p>O</text:p>
          </table:table-cell>
          <table:table-cell table:style-name="ce1" office:value-type="float" office:value="42" calcext:value-type="float">
            <text:p>42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TIENNE DOLE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érimer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3">
          <table:table-cell table:style-name="ce1" office:value-type="string" calcext:value-type="string">
            <text:p>O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JOE CARMAN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érimer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6">
          <table:table-cell table:style-name="ce1" office:value-type="string" calcext:value-type="string">
            <text:p>O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IS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JULES FERR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ositionnement E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15" calcext:value-type="float">
            <text:p>15</text:p>
          </table:table-cell>
          <table:table-cell table:style-name="ce1"/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JULES FERR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<text:s/>Merci de vérifier les EA alentours (adresse du PC = 15-21 av. Jules Ferry + parcelles AU0020 AU0022 AU0023). Le permis indique 'nombre de logements démolis=12' et la construction de 136 logements. Merci de faire les modifications nécessaires.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udouest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 bat 1 à 4 <text:s/>- adresse 1 <text:s/>3 aretha frankhlin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Numéro 4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répartition logements bat b c1 et c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BENOITE GROULT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 6 et 8 benoite groul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RTE</text:p>
          </table:table-cell>
          <table:table-cell table:style-name="ce1" office:value-type="string" calcext:value-type="string">
            <text:p>D'AULNAY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sur tout le secteu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GISELE HALIMI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à valide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LATERA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5">
          <table:table-cell table:style-name="ce1" office:value-type="string" calcext:value-type="string">
            <text:p>O</text:p>
          </table:table-cell>
          <table:table-cell table:style-name="ce1" office:value-type="float" office:value="0" calcext:value-type="float">
            <text:p>0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PB total 136 et comptage INSEE 06/10/2023: Adresse dont il faut revoir le dégroupement (nombre de logements par adresse + adressage complet des bâtiments).¶Pour rappel, vous indiquiez 'MAIRIE 17/07/2023: dégroupement 7 rue nadia murad, bat 100 (12 BAL) et bat 200 (au 7 toujours) (14 BAL) - bat 300 et 400 (46 BAL) au 2 gisèle Halimi, bat 500 (15 BAL) au 2 g. halimi également, au 5 simone veil bat 600 (26 bal).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number-columns-repeated="2" table:style-name="ce1" office:value-type="float" office:value="23" calcext:value-type="float">
            <text:p>23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t A2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NADIA MURAD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bat A1 ?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MONE VE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>
          <table:table-cell table:style-name="ce1" office:value-type="string" calcext:value-type="string">
            <text:p>O</text:p>
          </table:table-cell>
          <table:table-cell table:style-name="ce1" office:value-type="float" office:value="11" calcext:value-type="float">
            <text:p>11</text:p>
          </table:table-cell>
          <table:table-cell table:style-name="ce1"/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IMONE VEIL</text:p>
          </table:table-cell>
          <table:table-cell table:style-name="ce1" office:value-type="string" calcext:value-type="string">
            <text:p>HABIT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répartition logement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zac</text:p>
          </table:table-cell>
        </table:table-row>
        <table:table-row table:style-name="ro1" table:number-rows-repeated="104849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rilOct23.A1:rilOct23.L77" table:display-filter-buttons="true">
          <table:sort>
            <table:sort-by table:field-number="11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0:59:27.30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30T12:13:04.376000000</dc:date>
    <meta:editing-duration>PT1H58M37S</meta:editing-duration>
    <meta:editing-cycles>8</meta:editing-cycles>
    <meta:generator>LibreOffice/7.2.3.2$Windows_X86_64 LibreOffice_project/d166454616c1632304285822f9c83ce2e660fd92</meta:generator>
    <meta:print-date>2023-10-30T11:06:40.364000000</meta:print-date>
    <meta:document-statistic meta:table-count="1" meta:cell-count="853" meta:object-count="0"/>
  </office:meta>
</office:document-meta>
</file>